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gung: IEEE InfoVis</text:p>
      <text:p text:style-name="Standard"/>
      <text:p text:style-name="Standard">Visualiztion:</text:p>
      <text:p text:style-name="Standard"><text:tab/>-Immer Wissen / Information visualisieren</text:p>
      <text:p text:style-name="Standard"><text:tab/><text:tab/>-z.B. Such/Forschungsergebnisse</text:p>
      <text:p text:style-name="Standard"><text:tab/>-Unterschied was man machen wollte und was verstanden wird</text:p>
      <text:p text:style-name="P1"><text:tab/>-Tufte: Grafischste exzellenz: wenig Platz; Wenig visuelle Elemente; Viel Information in <text:tab/>kurzer Zeit</text:p>
      <text:p text:style-name="P1"><text:tab/><text:span text:style-name="T1">-Card: Computer nutzen um denken zu unterstützen.</text:span></text:p>
      <text:p text:style-name="P1"><text:span text:style-name="T1"><text:tab/><text:tab/>-bei Abstrakten gedankengängen, wie Buchungsvorgang</text:span></text:p>
      <text:p text:style-name="P1"><text:span text:style-name="T1"><text:tab/><text:tab/>-Strukturen erkennen lassen</text:span></text:p>
      <text:p text:style-name="P1"><text:span text:style-name="T1"><text:tab/>Unterschied InformationsVisualisierung und Scientific Visualisierung:</text:span></text:p>
      <text:p text:style-name="P1"><text:span text:style-name="T1"><text:tab/><text:tab/>-Scientific: Es gibt physische entsprechung</text:span></text:p>
      <text:p text:style-name="P1"><text:span text:style-name="T1"><text:tab/><text:tab/>-Information: Rein abstrakt</text:span></text:p>
      <text:p text:style-name="P1"><text:span text:style-name="T1"><text:tab/>Objektivierung der Gedanken:</text:span></text:p>
      <text:p text:style-name="P1"><text:span text:style-name="T1"><text:tab/><text:tab/>-Visuelle Hilfe für Strukturierung der eigenen Gedanken</text:span></text:p>
      <text:p text:style-name="P1"><text:span text:style-name="T1"><text:tab/>Ziele:</text:span></text:p>
      <text:p text:style-name="P1"><text:span text:style-name="T1"><text:tab/><text:tab/>-Daten Coherent machen</text:span></text:p>
      <text:p text:style-name="P1"><text:span text:style-name="T1"><text:tab/><text:tab/>-Komprimieren:</text:span></text:p>
      <text:p text:style-name="P1"><text:span text:style-name="T1"><text:tab/><text:tab/>-Mehrere Blickwinkel visualisieren</text:span></text:p>
      <text:p text:style-name="P1"><text:span text:style-name="T1"><text:tab/><text:tab/>-Mehrere detailstufen</text:span></text:p>
      <text:p text:style-name="P1"><text:span text:style-name="T1"><text:tab/><text:tab/>-Daten vergleichen</text:span></text:p>
      <text:p text:style-name="P1"><text:span text:style-name="T1"/></text:p>
      <text:p text:style-name="P1"><text:span text:style-name="T1">Interaktionstechniken:</text:span></text:p>
      <text:p text:style-name="P1"><text:span text:style-name="T1"><text:tab/>-Gesten</text:span></text:p>
      <text:p text:style-name="P1"><text:span text:style-name="T1"/></text:p>
      <text:p text:style-name="P1"><text:span text:style-name="T1">Aufnahmerate Mensch:</text:span></text:p>
      <text:p text:style-name="P1"><text:span text:style-name="T1"><text:tab/>Augen: 100Mbit/s</text:span></text:p>
      <text:p text:style-name="P1"><text:span text:style-name="T1"><text:tab/>Ohren bissl weniger</text:span></text:p>
      <text:p text:style-name="P1"><text:span text:style-name="T1"><text:tab/>Wie bekommt man Information in den Kopf des Menschen?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</meta:editing-duration>
    <meta:editing-cycles>13</meta:editing-cycles>
    <meta:generator>OpenOffice.org/3.4.1$Win32 OpenOffice.org_project/341m1$Build-9593</meta:generator>
    <dc:date>2014-04-04T14:40:41.91</dc:date>
    <meta:document-statistic meta:table-count="0" meta:image-count="0" meta:object-count="0" meta:page-count="1" meta:paragraph-count="26" meta:word-count="101" meta:character-count="898"/>
    <meta:user-defined meta:name="Info 1"/>
    <meta:user-defined meta:name="Info 2"/>
    <meta:user-defined meta:name="Info 3"/>
    <meta:user-defined meta:name="Info 4"/>
  </office:meta>
</office:document-meta>
</file>